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paragraph-rsid="001378cf"/>
    </style:style>
    <style:style style:name="P1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9def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41e" style:font-weight-asian="normal" style:font-weight-complex="normal"/>
    </style:style>
    <style:style style:name="T3" style:family="text">
      <style:text-properties officeooo:rsid="00152b7d"/>
    </style:style>
    <style:style style:name="T4" style:family="text">
      <style:text-properties officeooo:rsid="0018041e"/>
    </style:style>
    <style:style style:name="T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9d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Blue">
        <table:table-column table:style-name="Tabla1.A"/>
        <table:table-column table:style-name="Tabla1.B"/>
        <table:table-row table:style-name="TableLine2884339138336">
          <table:table-cell table:style-name="Tabla1.A1" table:number-columns-spanned="2" office:value-type="string">
            <text:p text:style-name="P12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</text:p>
            <text:p text:style-name="P8"/>
          </table:table-cell>
          <table:table-cell table:style-name="Tabla1.B2" office:value-type="string">
            <text:p text:style-name="P7"/>
            <text:p text:style-name="P7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11"><text:s text:c="3"/><text:span text:style-name="T6">Fecha y hora:</text:span> <text:span text:style-name="T5">13</text:span><text:span text:style-name="T1">/</text:span><text:span text:style-name="T2">1</text:span><text:span text:style-name="T1">0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2884339131264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Box List Blue">
        <table:table-column table:style-name="Tabla2.A"/>
        <table:table-column table:style-name="Tabla2.B"/>
        <table:table-row table:style-name="TableLine2884339126912">
          <table:table-cell table:style-name="Tabla2.A1" table:number-columns-spanned="2" office:value-type="string">
            <text:p text:style-name="P10">ORDEN DEL D<text:span text:style-name="T4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Entrega anterio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13">Busqueda de información sobre Odoo</text:p>
            <text:p text:style-name="P13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13">Avance en la utilizacion de Odo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13">Implementación de extenciones en Odoo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4"><text:span text:style-name="T7">Retraso en la realización de las entregas por problemas medicos en miembros del equipo.</text:span></text:p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2:49:55.304229342</meta:creation-date>
    <dc:date>2021-10-14T18:02:25.757000000</dc:date>
    <meta:editing-duration>PT10M14S</meta:editing-duration>
    <meta:editing-cycles>3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22" meta:word-count="65" meta:character-count="392" meta:non-whitespace-character-count="337"/>
  </office:meta>
</office:document-meta>
</file>